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32653"/>
    </style:style>
    <style:style style:name="P3" style:family="paragraph" style:parent-style-name="Text_20_body">
      <style:text-properties officeooo:rsid="00132653" officeooo:paragraph-rsid="0013b7b3"/>
    </style:style>
    <style:style style:name="P4" style:family="paragraph" style:parent-style-name="Standard">
      <style:text-properties officeooo:rsid="00132653"/>
    </style:style>
    <style:style style:name="P5" style:family="paragraph" style:parent-style-name="Standard">
      <style:text-properties officeooo:rsid="00132653" officeooo:paragraph-rsid="00132653"/>
    </style:style>
    <style:style style:name="T1" style:family="text">
      <style:text-properties style:font-name="Arial" fo:font-size="20pt" style:font-size-asian="20pt"/>
    </style:style>
    <style:style style:name="T2" style:family="text">
      <style:text-properties fo:font-size="20pt" style:font-size-asian="20pt"/>
    </style:style>
    <style:style style:name="T3" style:family="text">
      <style:text-properties fo:color="#800000"/>
    </style:style>
    <style:style style:name="T4" style:family="text">
      <style:text-properties fo:color="#800000" style:font-name="Arial" fo:font-size="20pt" style:font-size-asian="20pt"/>
    </style:style>
    <style:style style:name="T5" style:family="text">
      <style:text-properties fo:color="#800000" fo:font-size="20pt" style:font-size-asian="20pt"/>
    </style:style>
    <style:style style:name="T6" style:family="text">
      <style:text-properties fo:color="#800000" style:font-name="Arial1" fo:font-size="20pt" style:font-size-asian="20pt"/>
    </style:style>
    <style:style style:name="T7" style:family="text">
      <style:text-properties fo:color="#800000" style:font-name="Arial1" fo:font-size="20pt" fo:font-weight="bold" style:font-size-asian="20pt" style:font-weight-asian="bold" style:font-weight-complex="bold"/>
    </style:style>
    <style:style style:name="T8" style:family="text">
      <style:text-properties fo:color="#800000" style:font-name="Arial1" fo:font-size="20pt" fo:font-weight="normal" style:font-size-asian="20pt" style:font-weight-asian="normal" style:font-weight-complex="normal"/>
    </style:style>
    <style:style style:name="T9" style:family="text">
      <style:text-properties style:font-name="Arial1" fo:font-size="14pt" style:font-size-asian="14pt" style:font-size-complex="14pt"/>
    </style:style>
    <style:style style:name="T10" style:family="text">
      <style:text-properties style:font-name="Arial1" fo:font-size="14pt" officeooo:rsid="0013b7b3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Arial1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determinado_7e_LT_7e_Gliederung_20_1"><text:span text:style-name="Strong_20_Emphasis"><text:span text:style-name="T16">Cualquiera puede ponerse furioso... eso es f</text:span></text:span><text:span text:style-name="T16">ácil. Pero estar furioso con la persona correcta en la intensidad correcta, en el momento correcto, por el motivo correcto, y de la forma correcta... eso no es fácil.</text:span></text:p>
      <text:p text:style-name="P3"><text:span text:style-name="Strong_20_Emphasis"><text:span text:style-name="T9"><text:tab/><text:tab/><text:tab/><text:tab/></text:span></text:span><text:span text:style-name="Strong_20_Emphasis"><text:span text:style-name="T10">Aristoteles</text:span></text:span></text:p>
      <text:p text:style-name="P3"><text:span text:style-name="Strong_20_Emphasis"/></text:p>
      <text:p text:style-name="P3"><text:span text:style-name="Strong_20_Emphasis">El término inteligencia emocional “se refiere a la capacidad de reconocer nuestros propios sentimientos y los ajenos, de motivarnos y de manejar bien las emociones, en nosotros mismos y en nuestras relaciones. <text:line-break/></text:span></text:p>
      <text:p text:style-name="P2"><text:span text:style-name="Strong_20_Emphasis"/></text:p>
      <text:p text:style-name="P2"><text:span text:style-name="Strong_20_Emphasis">1. Autoconocimiento.</text:span> Saber que se siente en cada momento, es decir conocer  los propios estados internos, preferencias, recursos e intuiciones,  y utilizar esas preferencias para orientar nuestra toma de decisiones; tener una idea realista de nuestras habilidades, fortalezas, debilidades y una bien basada confianza en uno mismo.</text:p>
      <text:p text:style-name="P1"><text:span text:style-name="Strong_20_Emphasis">2. Autorregulación o control de sí mismo.</text:span> Manejar las emociones, es decir los propios estados internos, impulsos y recursos. De modo que faciliten la tarea entre manos, en vez de estorbarla; ser escrupulosos y demorar la gratificación en pos de los objetivos; recobrarse bien de las tensiones emocionales.</text:p>
      <text:p text:style-name="P1"><text:span text:style-name="Strong_20_Emphasis">3. Motivación.</text:span> Utilizar nuestras preferencias más profundas para orientarnos y avanzar hacia los objetivos, para tomar iniciativas y ser efectivos  y para perseverar frente a los contratiempos y las frustraciones. Se manifiesta en las personas que muestran un gran entusiasmo por su trabajo y por el logro de las metas por encima de la simple recompensa económica, con un alto grado de iniciativa y compromiso, y con gran capacidad optimista en la consecución de los objetivos.</text:p>
      <text:p text:style-name="P1"><text:span text:style-name="Strong_20_Emphasis">4. Empatía.</text:span> Percibir lo que sienten los demás, es decir, la captación de sentimientos, necesidades e intereses ajenos, ser capaces de ver las cosas desde su perspectiva y cultivar la afinidad con una amplia diversidad de personas. Las personas empáticas normalmente tienen mucha popularidad y reconocimiento social.</text:p>
      <text:p text:style-name="P1"><text:span text:style-name="Strong_20_Emphasis">5. Habilidades sociales.</text:span> Habilidad para inducir en los otros las respuestas deseables, es decir, manejar bien las emociones en una relación e interpretar adecuadamente las situaciones  y las redes sociales; interactuar sin dificultad; utilizar estas habilidades para persuadir, dirigir y liderar, negociar y resolver disputas, para la cooperación y el trabajo en equipo.</text:p>
      <text:p text:style-name="P1">Las tres primeras corresponden a la aptitud personal, es decir a las aptitudes que determinan el dominio de uno mismo. Las dos últimas corresponden a la aptitud social, es decir a las aptitudes que determinan el manejo de las relaciones. Inmersas en estas cinco dimensiones se encuentran  25 aptitudes emocional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redeterminado_7e_LT_7e_Gliederung_20_1" style:display-name="Predeterminado~LT~Gliederung 1" style:family="paragraph" style:default-outline-level="">
      <style:paragraph-properties fo:margin-left="0cm" fo:margin-right="0cm" fo:margin-top="0.282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32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left="0cm" fo:margin-right="0cm" fo:margin-top="0.245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line-through-type="none" style:font-name="FreeSans" fo:font-family="FreeSans" style:font-family-generic="roman" fo:font-size="44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.282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32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ffffff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ffffff" style:font-name="FreeSans" fo:font-family="FreeSans" style:font-family-generic="roman" fo:font-size="18pt" style:font-size-asian="18pt"/>
    </style:style>
    <style:style style:name="Objetos_20_de_20_fondo" style:display-name="Objetos de fond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.282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32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.245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8pt" fo:font-style="normal" fo:text-shadow="1pt 1pt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4pt" fo:font-style="normal" fo:text-shadow="1pt 1pt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font-size-asian="20pt" style:font-style-asian="normal" style:font-weight-asian="normal" style:text-emphasize="none"/>
    </style:style>
    <style:style style:name="Título1_7e_LT_7e_Gliederung_20_1" style:display-name="Título1~LT~Gliederung 1" style:family="paragraph" style:default-outline-level="">
      <style:paragraph-properties fo:margin-left="0cm" fo:margin-right="0cm" fo:margin-top="0.282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32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1.27cm" fo:margin-right="0cm" fo:margin-top="0.245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2.54cm" fo:margin-right="0cm" fo:margin-top="0.212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3.81cm" fo:margin-right="0cm" fo:margin-top="0.176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08cm" fo:margin-right="0cm" fo:margin-top="0.176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08cm" fo:margin-right="0cm" fo:margin-top="0.176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08cm" fo:margin-right="0cm" fo:margin-top="0.176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08cm" fo:margin-right="0cm" fo:margin-top="0.176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08cm" fo:margin-right="0cm" fo:margin-top="0.176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cecff" style:text-outline="false" style:text-line-through-style="none" style:text-line-through-type="none" style:font-name="FreeSans" fo:font-family="FreeSans" style:font-family-generic="roman" fo:font-size="54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5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cm" fo:margin-right="0cm" fo:margin-top="0.282cm" fo:margin-bottom="0cm" style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line-through-type="none" style:font-name="FreeSans" fo:font-family="FreeSans" style:font-family-generic="roman" fo:font-size="32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4-05-22T14:59:07.510038564</meta:creation-date>
    <dc:date>2014-05-22T18:19:59.231759929</dc:date>
    <dc:creator>ivan </dc:creator>
    <meta:editing-duration>PT58M18S</meta:editing-duration>
    <meta:editing-cycles>1</meta:editing-cycles>
    <meta:document-statistic meta:table-count="0" meta:image-count="0" meta:object-count="0" meta:page-count="1" meta:paragraph-count="9" meta:word-count="389" meta:character-count="2547" meta:non-whitespace-character-count="2156"/>
    <meta:generator>LibreOffice/4.2.2.1$Linux_x86 LibreOffice_project/3be8cda0bddd8e430d8cda1ebfd581265cca5a0f</meta:generator>
  </office:meta>
</office:document-meta>
</file>